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424828"/>
          <table:table-cell office:value-type="float" office:value="0.01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40.0"/>
          <table:table-cell office:value-type="float" office:value="734.0"/>
          <table:table-cell office:value-type="float" office:value="2263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57.0"/>
          <table:table-cell office:value-type="float" office:value="2469.0"/>
          <table:table-cell office:value-type="float" office:value="2106.0"/>
          <table:table-cell office:value-type="float" office:value="1738.0"/>
          <table:table-cell office:value-type="float" office:value="1354.0"/>
          <table:table-cell office:value-type="float" office:value="6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408308"/>
          <table:table-cell office:value-type="float" office:value="0.01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8.0"/>
          <table:table-cell office:value-type="float" office:value="801.0"/>
          <table:table-cell office:value-type="float" office:value="2491.0"/>
          <table:table-cell office:value-type="float" office:value="104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56.0"/>
          <table:table-cell office:value-type="float" office:value="2412.0"/>
          <table:table-cell office:value-type="float" office:value="2062.0"/>
          <table:table-cell office:value-type="float" office:value="1717.0"/>
          <table:table-cell office:value-type="float" office:value="1383.0"/>
          <table:table-cell office:value-type="float" office:value="6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412558"/>
          <table:table-cell office:value-type="float" office:value="0.0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33.0"/>
          <table:table-cell office:value-type="float" office:value="858.0"/>
          <table:table-cell office:value-type="float" office:value="2685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55.0"/>
          <table:table-cell office:value-type="float" office:value="2359.0"/>
          <table:table-cell office:value-type="float" office:value="2022.0"/>
          <table:table-cell office:value-type="float" office:value="1696.0"/>
          <table:table-cell office:value-type="float" office:value="1408.0"/>
          <table:table-cell office:value-type="float" office:value="66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